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svg:stroke-width="0.03cm" svg:stroke-color="#000000" draw:marker-start-width="0.25cm" draw:marker-end-width="0.25cm" draw:fill="solid" draw:fill-color="#008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objectwithoutfill">
      <style:graphic-properties draw:marker-start="" draw:marker-end="Small_20_Arrow" draw:marker-end-width="0.12cm" draw:fill="none" draw:textarea-vertical-align="middle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="solid" draw:fill-color="#000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8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00008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1.6cm">
          <text:p/>
        </draw:line>
        <draw:line draw:style-name="gr2" draw:text-style-name="P1" draw:layer="layout" svg:x1="5.7cm" svg:y1="4.9cm" svg:x2="5.702cm" svg:y2="5.55cm">
          <text:p/>
        </draw:line>
        <draw:line draw:style-name="gr1" draw:text-style-name="P1" draw:layer="layout" svg:x1="5.7cm" svg:y1="6.25cm" svg:x2="5.7cm" svg:y2="6.65cm">
          <text:p/>
        </draw:line>
        <draw:line draw:style-name="gr1" draw:text-style-name="P1" draw:layer="layout" svg:x1="4.5cm" svg:y1="6.6cm" svg:x2="4.5cm" svg:y2="8.9cm">
          <text:p/>
        </draw:line>
        <draw:line draw:style-name="gr1" draw:text-style-name="P1" draw:layer="layout" svg:x1="14.6cm" svg:y1="6.5cm" svg:x2="16.5cm" svg:y2="6.5cm">
          <text:p/>
        </draw:line>
        <draw:line draw:style-name="gr3" draw:text-style-name="P1" draw:layer="layout" svg:x1="5.7cm" svg:y1="6.5cm" svg:x2="5.7cm" svg:y2="7.2cm">
          <text:p/>
        </draw:line>
        <draw:custom-shape draw:style-name="gr4" draw:text-style-name="P2" draw:layer="layout" svg:width="0.2cm" svg:height="0.2cm" svg:x="4.39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4.39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2.7cm" svg:y="8.1cm">
          <draw:text-box>
            <text:p text:style-name="P3">100</text:p>
          </draw:text-box>
        </draw:frame>
        <draw:polygon draw:style-name="gr7" draw:text-style-name="P1" draw:layer="layout" svg:width="12.499cm" svg:height="1.499cm" svg:x="2cm" svg:y="5cm" svg:viewBox="0 0 12500 1500" draw:points="0,0 3400,0 3400,200 4000,200 4100,500 4600,500 4700,200 7800,200 7900,500 8400,500 8500,200 9100,200 9100,0 12500,0 12500,1500 0,1500">
          <text:p/>
        </draw:polygon>
        <draw:line draw:style-name="gr8" draw:text-style-name="P1" draw:layer="layout" svg:x1="4.192cm" svg:y1="6.249cm" svg:x2="4.792cm" svg:y2="6.249cm">
          <text:p/>
        </draw:line>
        <draw:line draw:style-name="gr9" draw:text-style-name="P1" draw:layer="layout" svg:x1="16.4cm" svg:y1="5cm" svg:x2="16.4cm" svg:y2="6.5cm">
          <text:p/>
        </draw:line>
        <draw:line draw:style-name="gr1" draw:text-style-name="P1" draw:layer="layout" svg:x1="15.5cm" svg:y1="5cm" svg:x2="16.5cm" svg:y2="5cm">
          <text:p/>
        </draw:line>
        <draw:frame draw:style-name="gr6" draw:text-style-name="P4" draw:layer="layout" svg:width="0.9cm" svg:height="0.862cm" svg:x="16.6cm" svg:y="5.338cm">
          <draw:text-box>
            <text:p text:style-name="P3">60</text:p>
          </draw:text-box>
        </draw:frame>
        <draw:line draw:style-name="gr1" draw:text-style-name="P1" draw:layer="layout" svg:x1="5.7cm" svg:y1="5.5cm" svg:x2="5.7cm" svg:y2="6.3cm">
          <text:p/>
        </draw:line>
        <draw:line draw:style-name="gr8" draw:text-style-name="P1" draw:layer="layout" svg:x1="4.192cm" svg:y1="5.499cm" svg:x2="4.792cm" svg:y2="5.499cm">
          <text:p/>
        </draw:line>
        <draw:frame draw:style-name="gr10" draw:text-style-name="P5" draw:layer="layout" svg:width="10.397cm" svg:height="1.216cm" svg:x="2.001cm" svg:y="1.8cm">
          <draw:text-box>
            <text:p><text:span text:style-name="T1">Modul M13: Seitenteil Ost 1</text:span></text:p>
          </draw:text-box>
        </draw:frame>
        <draw:custom-shape draw:style-name="gr5" draw:text-style-name="P2" draw:layer="layout" svg:width="0.2cm" svg:height="0.2cm" svg:x="4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92cm" svg:y1="4.999cm" svg:x2="4.492cm" svg:y2="6.599cm">
          <text:p/>
        </draw:line>
        <draw:line draw:style-name="gr9" draw:text-style-name="P1" draw:layer="layout" svg:x1="2cm" svg:y1="11.496cm" svg:x2="14.5cm" svg:y2="11.5cm">
          <text:p/>
        </draw:line>
        <draw:line draw:style-name="gr1" draw:text-style-name="P1" draw:layer="layout" svg:x1="14.5cm" svg:y1="6.6cm" svg:x2="14.5cm" svg:y2="11.6cm">
          <text:p/>
        </draw:line>
        <draw:line draw:style-name="gr1" draw:text-style-name="P1" draw:layer="layout" svg:x1="4.7cm" svg:y1="6.25cm" svg:x2="5.8cm" svg:y2="6.25cm">
          <text:p/>
        </draw:line>
        <draw:polygon draw:style-name="gr7" draw:text-style-name="P1" draw:layer="layout" svg:width="1.799cm" svg:height="0.619cm" svg:x="7.35cm" svg:y="5.5cm" svg:viewBox="0 0 1800 620" draw:points="0,0 1800,0 1800,620 0,620">
          <text:p/>
        </draw:polygon>
        <draw:line draw:style-name="gr9" draw:text-style-name="P1" draw:layer="layout" svg:x1="2cm" svg:y1="10.6cm" svg:x2="7.35cm" svg:y2="10.6cm">
          <text:p/>
        </draw:line>
        <draw:line draw:style-name="gr9" draw:text-style-name="P1" draw:layer="layout" svg:x1="2cm" svg:y1="8.8cm" svg:x2="4.5cm" svg:y2="8.8cm">
          <text:p/>
        </draw:line>
        <draw:frame draw:style-name="gr6" draw:text-style-name="P4" draw:layer="layout" svg:width="1.1cm" svg:height="0.7cm" svg:x="7.7cm" svg:y="10.8cm">
          <draw:text-box>
            <text:p text:style-name="P3">500</text:p>
          </draw:text-box>
        </draw:frame>
        <draw:line draw:style-name="gr1" draw:text-style-name="P1" draw:layer="layout" svg:x1="7.35cm" svg:y1="6.6cm" svg:x2="7.35cm" svg:y2="10.7cm">
          <text:p/>
        </draw:line>
        <draw:line draw:style-name="gr9" draw:text-style-name="P1" draw:layer="layout" svg:x1="7.35cm" svg:y1="10.6cm" svg:x2="9.15cm" svg:y2="10.6cm">
          <text:p/>
        </draw:line>
        <draw:line draw:style-name="gr1" draw:text-style-name="P1" draw:layer="layout" svg:x1="9.15cm" svg:y1="6.6cm" svg:x2="9.15cm" svg:y2="10.7cm">
          <text:p/>
        </draw:line>
        <draw:frame draw:style-name="gr6" draw:text-style-name="P4" draw:layer="layout" svg:width="0.7cm" svg:height="0.7cm" svg:x="7.9cm" svg:y="9.9cm">
          <draw:text-box>
            <text:p text:style-name="P3">72</text:p>
          </draw:text-box>
        </draw:frame>
        <draw:custom-shape draw:style-name="gr11" draw:text-style-name="P6" draw:layer="layout" svg:width="0.2cm" svg:height="0.2cm" svg:x="10.9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9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7cm" svg:y1="6.25cm" svg:x2="11.3cm" svg:y2="6.25cm">
          <text:p/>
        </draw:line>
        <draw:line draw:style-name="gr8" draw:text-style-name="P1" draw:layer="layout" svg:x1="10.7cm" svg:y1="5.5cm" svg:x2="11.3cm" svg:y2="5.5cm">
          <text:p/>
        </draw:line>
        <draw:custom-shape draw:style-name="gr11" draw:text-style-name="P6" draw:layer="layout" svg:width="0.2cm" svg:height="0.2cm" svg:x="10.9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cm" svg:y1="5cm" svg:x2="11cm" svg:y2="6.6cm">
          <text:p/>
        </draw:line>
        <draw:frame draw:style-name="gr6" draw:text-style-name="P4" draw:layer="layout" svg:width="0.7cm" svg:height="0.6cm" svg:x="9.6cm" svg:y="5.65cm">
          <draw:text-box>
            <text:p text:style-name="P3">25</text:p>
          </draw:text-box>
        </draw:frame>
        <draw:frame draw:style-name="gr6" draw:text-style-name="P4" draw:layer="layout" svg:width="0.7cm" svg:height="0.6cm" svg:x="9.6cm" svg:y="5.2cm">
          <draw:text-box>
            <text:p text:style-name="P3">10</text:p>
          </draw:text-box>
        </draw:frame>
        <draw:line draw:style-name="gr1" draw:text-style-name="P1" draw:layer="layout" svg:x1="9.1cm" svg:y1="6.15cm" svg:x2="9.5cm" svg:y2="6.15cm">
          <text:p/>
        </draw:line>
        <draw:line draw:style-name="gr1" draw:text-style-name="P1" draw:layer="layout" svg:x1="9.1cm" svg:y1="5.5cm" svg:x2="9.5cm" svg:y2="5.5cm">
          <text:p/>
        </draw:line>
        <draw:line draw:style-name="gr3" draw:text-style-name="P1" draw:layer="layout" svg:x1="9.4cm" svg:y1="6.151cm" svg:x2="9.4cm" svg:y2="6.851cm">
          <text:p/>
        </draw:line>
        <draw:line draw:style-name="gr1" draw:text-style-name="P1" draw:layer="layout" svg:x1="9.4cm" svg:y1="6.15cm" svg:x2="9.4cm" svg:y2="5.2cm">
          <text:p/>
        </draw:line>
        <draw:line draw:style-name="gr1" draw:text-style-name="P1" draw:layer="layout" svg:x1="9.3cm" svg:y1="5.6cm" svg:x2="9.5cm" svg:y2="5.4cm">
          <text:p/>
        </draw:line>
        <draw:line draw:style-name="gr2" draw:text-style-name="P1" draw:layer="layout" svg:x1="9.4cm" svg:y1="4.5cm" svg:x2="9.402cm" svg:y2="5.2cm">
          <text:p/>
        </draw:line>
        <draw:line draw:style-name="gr1" draw:text-style-name="P1" draw:layer="layout" svg:x1="4.34cm" svg:y1="6.09cm" svg:x2="4.661cm" svg:y2="6.409cm">
          <text:p/>
        </draw:line>
        <draw:line draw:style-name="gr12" draw:text-style-name="P1" draw:layer="layout" svg:x1="4.1cm" svg:y1="5.85cm" svg:x2="4.421cm" svg:y2="6.169cm">
          <text:p/>
        </draw:line>
        <draw:line draw:style-name="gr12" draw:text-style-name="P1" draw:layer="layout" svg:x1="4.9cm" svg:y1="6.65cm" svg:x2="4.579cm" svg:y2="6.331cm">
          <text:p/>
        </draw:line>
        <draw:custom-shape draw:style-name="gr4" draw:text-style-name="P2" draw:layer="layout" svg:width="0.2cm" svg:height="0.2cm" svg:x="14.2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4.2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cm" svg:height="0.7cm" svg:x="15.1cm" svg:y="5.901cm">
          <draw:text-box>
            <text:p text:style-name="P3">15</text:p>
          </draw:text-box>
        </draw:frame>
        <draw:frame draw:style-name="gr6" draw:text-style-name="P4" draw:layer="layout" svg:width="0.7cm" svg:height="0.7cm" svg:x="15.1cm" svg:y="5.401cm">
          <draw:text-box>
            <text:p text:style-name="P3">30</text:p>
          </draw:text-box>
        </draw:frame>
        <draw:line draw:style-name="gr1" draw:text-style-name="P1" draw:layer="layout" svg:x1="14.6cm" svg:y1="6.101cm" svg:x2="15cm" svg:y2="6.101cm">
          <text:p/>
        </draw:line>
        <draw:line draw:style-name="gr1" draw:text-style-name="P1" draw:layer="layout" svg:x1="14.6cm" svg:y1="5.401cm" svg:x2="15cm" svg:y2="5.401cm">
          <text:p/>
        </draw:line>
        <draw:line draw:style-name="gr3" draw:text-style-name="P1" draw:layer="layout" svg:x1="14.9cm" svg:y1="6.502cm" svg:x2="14.9cm" svg:y2="7.202cm">
          <text:p/>
        </draw:line>
        <draw:line draw:style-name="gr1" draw:text-style-name="P1" draw:layer="layout" svg:x1="14.9cm" svg:y1="6.501cm" svg:x2="14.9cm" svg:y2="5.4cm">
          <text:p/>
        </draw:line>
        <draw:line draw:style-name="gr1" draw:text-style-name="P1" draw:layer="layout" svg:x1="14.8cm" svg:y1="6.201cm" svg:x2="15cm" svg:y2="6.001cm">
          <text:p/>
        </draw:line>
        <draw:line draw:style-name="gr2" draw:text-style-name="P1" draw:layer="layout" svg:x1="14.9cm" svg:y1="4.7cm" svg:x2="14.902cm" svg:y2="5.401cm">
          <text:p/>
        </draw:line>
        <draw:custom-shape draw:style-name="gr4" draw:text-style-name="P2" draw:layer="layout" svg:width="0.2cm" svg:height="0.2cm" svg:x="2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cm" svg:y1="6.6cm" svg:x2="14.4cm" svg:y2="7.8cm">
          <text:p/>
        </draw:line>
        <draw:line draw:style-name="gr3" draw:text-style-name="P1" draw:layer="layout" svg:x1="14.5cm" svg:y1="7.7cm" svg:x2="15.2cm" svg:y2="7.7cm">
          <text:p/>
        </draw:line>
        <draw:line draw:style-name="gr1" draw:text-style-name="P1" draw:layer="layout" svg:x1="14.7cm" svg:y1="7.7cm" svg:x2="14.3cm" svg:y2="7.7cm">
          <text:p/>
        </draw:line>
        <draw:line draw:style-name="gr3" draw:text-style-name="P1" draw:layer="layout" svg:x1="14.4cm" svg:y1="7.7cm" svg:x2="13.7cm" svg:y2="7.7cm">
          <text:p/>
        </draw:line>
        <draw:frame draw:style-name="gr6" draw:text-style-name="P4" draw:layer="layout" svg:width="0.4cm" svg:height="0.7cm" svg:x="13.6cm" svg:y="7.001cm">
          <draw:text-box>
            <text:p text:style-name="P3">5</text:p>
          </draw:text-box>
        </draw:frame>
        <draw:frame draw:style-name="gr6" draw:text-style-name="P4" draw:layer="layout" svg:width="0.7cm" svg:height="0.6cm" svg:x="5.8cm" svg:y="5.95cm">
          <draw:text-box>
            <text:p text:style-name="P3">10</text:p>
          </draw:text-box>
        </draw:frame>
        <draw:frame draw:style-name="gr6" draw:text-style-name="P4" draw:layer="layout" svg:width="0.7cm" svg:height="0.6cm" svg:x="5.8cm" svg:y="5.501cm">
          <draw:text-box>
            <text:p text:style-name="P3">30</text:p>
          </draw:text-box>
        </draw:frame>
        <draw:line draw:style-name="gr1" draw:text-style-name="P1" draw:layer="layout" svg:x1="5.6cm" svg:y1="6.35cm" svg:x2="5.8cm" svg:y2="6.15cm">
          <text:p/>
        </draw:line>
        <draw:line draw:style-name="gr1" draw:text-style-name="P1" draw:layer="layout" svg:x1="4.75cm" svg:y1="5.5cm" svg:x2="5.8cm" svg:y2="5.5cm">
          <text:p/>
        </draw:line>
        <draw:g draw:style-name="gr13">
          <draw:line draw:style-name="gr14" draw:text-style-name="P1" draw:layer="layout" svg:x1="8.248cm" svg:y1="5cm" svg:x2="8.248cm" svg:y2="5.3cm">
            <text:p/>
          </draw:line>
          <draw:custom-shape draw:style-name="gr15" draw:text-style-name="P7" draw:layer="layout" svg:width="0.015cm" svg:height="0.02cm" svg:x="8.24cm" svg:y="5.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8cm" svg:y1="5.502cm" svg:x2="8.248cm" svg:y2="5.802cm">
            <text:p/>
          </draw:line>
          <draw:custom-shape draw:style-name="gr15" draw:text-style-name="P7" draw:layer="layout" svg:width="0.015cm" svg:height="0.02cm" svg:x="8.241cm" svg:y="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9cm" svg:y1="6.003cm" svg:x2="8.249cm" svg:y2="6.303cm">
            <text:p/>
          </draw:line>
          <draw:custom-shape draw:style-name="gr15" draw:text-style-name="P7" draw:layer="layout" svg:width="0.015cm" svg:height="0.02cm" svg:x="8.242cm" svg:y="6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cm" svg:y1="6.505cm" svg:x2="8.25cm" svg:y2="6.805cm">
            <text:p/>
          </draw:line>
          <draw:custom-shape draw:style-name="gr15" draw:text-style-name="P7" draw:layer="layout" svg:width="0.016cm" svg:height="0.02cm" svg:x="8.242cm" svg:y="6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1cm" svg:y1="7.006cm" svg:x2="8.251cm" svg:y2="7.306cm">
            <text:p/>
          </draw:line>
          <draw:custom-shape draw:style-name="gr15" draw:text-style-name="P7" draw:layer="layout" svg:width="0.015cm" svg:height="0.02cm" svg:x="8.243cm" svg:y="7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7.508cm" svg:x2="8.252cm" svg:y2="7.808cm">
            <text:p/>
          </draw:line>
          <draw:custom-shape draw:style-name="gr15" draw:text-style-name="P7" draw:layer="layout" svg:width="0.015cm" svg:height="0.02cm" svg:x="8.244cm" svg:y="7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8.01cm" svg:x2="8.252cm" svg:y2="8.31cm">
            <text:p/>
          </draw:line>
          <draw:custom-shape draw:style-name="gr15" draw:text-style-name="P7" draw:layer="layout" svg:width="0.015cm" svg:height="0.02cm" svg:x="8.245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2cm" svg:y1="7.9cm" svg:x2="3.25cm" svg:y2="7.9cm">
          <text:p/>
        </draw:line>
        <draw:frame draw:style-name="gr6" draw:text-style-name="P4" draw:layer="layout" svg:width="0.7cm" svg:height="0.7cm" svg:x="2.3cm" svg:y="7.2cm">
          <draw:text-box>
            <text:p text:style-name="P3">50</text:p>
          </draw:text-box>
        </draw:frame>
        <draw:line draw:style-name="gr1" draw:text-style-name="P1" draw:layer="layout" svg:x1="3.25cm" svg:y1="6.6cm" svg:x2="3.25cm" svg:y2="8.1cm">
          <text:p/>
        </draw:line>
        <draw:custom-shape draw:style-name="gr4" draw:text-style-name="P2" draw:layer="layout" svg:width="0.2cm" svg:height="0.2cm" svg:x="3.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5cm" svg:y1="5cm" svg:x2="3.25cm" svg:y2="6.6cm">
          <text:p/>
        </draw:line>
        <draw:custom-shape draw:style-name="gr4" draw:text-style-name="P2" draw:layer="layout" svg:width="0.2cm" svg:height="0.2cm" svg:x="13.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65cm" svg:y1="4.6cm" svg:x2="3.65cm" svg:y2="5cm">
          <text:p/>
        </draw:line>
        <draw:line draw:style-name="gr2" draw:text-style-name="P1" draw:layer="layout" svg:x1="3.65cm" svg:y1="5.7cm" svg:x2="3.65cm" svg:y2="5.1cm">
          <text:p/>
        </draw:line>
        <draw:line draw:style-name="gr1" draw:text-style-name="P1" draw:layer="layout" svg:x1="3.25cm" svg:y1="5.1cm" svg:x2="3.75cm" svg:y2="5.1cm">
          <text:p/>
        </draw:line>
        <draw:frame draw:style-name="gr6" draw:text-style-name="P4" draw:layer="layout" svg:width="0.4cm" svg:height="0.6cm" svg:x="3.75cm" svg:y="5.001cm">
          <draw:text-box>
            <text:p text:style-name="P3">5</text:p>
          </draw:text-box>
        </draw:frame>
        <draw:custom-shape draw:style-name="gr11" draw:text-style-name="P6" draw:layer="layout" svg:width="0.2cm" svg:height="0.2cm" svg:x="5.19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5.19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5.2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cm" svg:y1="6.6cm" svg:x2="5.3cm" svg:y2="9.801cm">
          <text:p/>
        </draw:line>
        <draw:line draw:style-name="gr8" draw:text-style-name="P1" draw:layer="layout" svg:x1="5.292cm" svg:y1="5cm" svg:x2="5.292cm" svg:y2="6.6cm">
          <text:p/>
        </draw:line>
        <draw:frame draw:style-name="gr6" draw:text-style-name="P4" draw:layer="layout" svg:width="1cm" svg:height="0.65cm" svg:x="3.1cm" svg:y="3.7cm">
          <draw:text-box>
            <text:p text:style-name="P3">135</text:p>
          </draw:text-box>
        </draw:frame>
        <draw:line draw:style-name="gr9" draw:text-style-name="P1" draw:layer="layout" svg:x1="2cm" svg:y1="4.3cm" svg:x2="5.4cm" svg:y2="4.3cm">
          <text:p/>
        </draw:line>
        <draw:line draw:style-name="gr1" draw:text-style-name="P1" draw:layer="layout" svg:x1="3.65cm" svg:y1="4.9cm" svg:x2="3.65cm" svg:y2="5.2cm">
          <text:p/>
        </draw:line>
        <draw:line draw:style-name="gr1" draw:text-style-name="P1" draw:layer="layout" svg:x1="2cm" svg:y1="4.2cm" svg:x2="2cm" svg:y2="4.9cm">
          <text:p/>
        </draw:line>
        <draw:line draw:style-name="gr1" draw:text-style-name="P1" draw:layer="layout" svg:x1="5.4cm" svg:y1="4.2cm" svg:x2="5.4cm" svg:y2="4.9cm">
          <text:p/>
        </draw:line>
        <draw:frame draw:style-name="gr6" draw:text-style-name="P4" draw:layer="layout" svg:width="1.1cm" svg:height="0.7cm" svg:x="3.2cm" svg:y="9cm">
          <draw:text-box>
            <text:p text:style-name="P3">130</text:p>
          </draw:text-box>
        </draw:frame>
        <draw:line draw:style-name="gr9" draw:text-style-name="P1" draw:layer="layout" svg:x1="2cm" svg:y1="9.7cm" svg:x2="5.3cm" svg:y2="9.7cm">
          <text:p/>
        </draw:line>
        <draw:frame draw:style-name="gr6" draw:text-style-name="P4" draw:layer="layout" svg:width="1.1cm" svg:height="0.7cm" svg:x="4.5cm" svg:y="9.9cm">
          <draw:text-box>
            <text:p text:style-name="P3">214</text:p>
          </draw:text-box>
        </draw:frame>
        <draw:line draw:style-name="gr9" draw:text-style-name="P1" draw:layer="layout" svg:x1="5.4cm" svg:y1="4.3cm" svg:x2="11.1cm" svg:y2="4.3cm">
          <text:p/>
        </draw:line>
        <draw:line draw:style-name="gr1" draw:text-style-name="P1" draw:layer="layout" svg:x1="11.1cm" svg:y1="4.162cm" svg:x2="11.1cm" svg:y2="4.862cm">
          <text:p/>
        </draw:line>
        <draw:frame draw:style-name="gr6" draw:text-style-name="P4" draw:layer="layout" svg:width="1cm" svg:height="0.65cm" svg:x="7.7cm" svg:y="3.7cm">
          <draw:text-box>
            <text:p text:style-name="P3">230</text:p>
          </draw:text-box>
        </draw:frame>
        <draw:custom-shape draw:style-name="gr4" draw:text-style-name="P2" draw:layer="layout" svg:width="0.2cm" svg:height="0.2cm" svg:x="11.7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7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cm" svg:y1="6.251cm" svg:x2="12.1cm" svg:y2="6.251cm">
          <text:p/>
        </draw:line>
        <draw:line draw:style-name="gr8" draw:text-style-name="P1" draw:layer="layout" svg:x1="11.5cm" svg:y1="5.501cm" svg:x2="12.1cm" svg:y2="5.501cm">
          <text:p/>
        </draw:line>
        <draw:custom-shape draw:style-name="gr4" draw:text-style-name="P2" draw:layer="layout" svg:width="0.2cm" svg:height="0.2cm" svg:x="11.7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8cm" svg:y1="5cm" svg:x2="11.8cm" svg:y2="6.6cm">
          <text:p/>
        </draw:line>
        <draw:custom-shape draw:style-name="gr17" draw:text-style-name="P8" draw:layer="layout" svg:width="0.2cm" svg:height="0.2cm" svg:x="7.801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8.501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4.8cm" svg:x2="7.9cm" svg:y2="5.2cm">
          <text:p/>
        </draw:line>
        <draw:line draw:style-name="gr1" draw:text-style-name="P1" draw:layer="layout" svg:x1="8.6cm" svg:y1="4.8cm" svg:x2="8.6cm" svg:y2="5.2cm">
          <text:p/>
        </draw:line>
        <draw:line draw:style-name="gr18" draw:text-style-name="P1" draw:layer="layout" svg:x1="7.9cm" svg:y1="4.9cm" svg:x2="8.6cm" svg:y2="4.9cm">
          <text:p/>
        </draw:line>
        <draw:frame draw:style-name="gr6" draw:text-style-name="P4" draw:layer="layout" svg:width="0.6cm" svg:height="0.538cm" svg:x="8cm" svg:y="4.362cm">
          <draw:text-box>
            <text:p text:style-name="P3">30</text:p>
          </draw:text-box>
        </draw:frame>
        <draw:line draw:style-name="gr16" draw:text-style-name="P1" draw:layer="layout" svg:x1="7.143cm" svg:y1="4.8cm" svg:x2="7.143cm" svg:y2="5.2cm">
          <text:p/>
        </draw:line>
        <draw:line draw:style-name="gr2" draw:text-style-name="P1" draw:layer="layout" svg:x1="7.143cm" svg:y1="5.9cm" svg:x2="7.143cm" svg:y2="5.3cm">
          <text:p/>
        </draw:line>
        <draw:line draw:style-name="gr1" draw:text-style-name="P1" draw:layer="layout" svg:x1="7cm" svg:y1="5.3cm" svg:x2="7.9cm" svg:y2="5.3cm">
          <text:p/>
        </draw:line>
        <draw:line draw:style-name="gr1" draw:text-style-name="P1" draw:layer="layout" svg:x1="7.143cm" svg:y1="5.1cm" svg:x2="7.143cm" svg:y2="5.4cm">
          <text:p/>
        </draw:line>
        <draw:frame draw:style-name="gr6" draw:text-style-name="P4" draw:layer="layout" svg:width="0.3cm" svg:height="0.538cm" svg:x="7.3cm" svg:y="4.662cm">
          <draw:text-box>
            <text:p text:style-name="P3">5</text:p>
          </draw:text-box>
        </draw:frame>
        <draw:frame draw:style-name="gr6" draw:text-style-name="P4" draw:layer="layout" svg:width="0.3cm" svg:height="0.6cm" svg:x="3.8cm" svg:y="5.75cm">
          <draw:text-box>
            <text:p text:style-name="P3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8T19:31:16.267201100</dc:date>
    <meta:editing-duration>PT12H35M37S</meta:editing-duration>
    <meta:editing-cycles>44</meta:editing-cycles>
    <meta:generator>LibreOffice/25.2.3.2$Windows_X86_64 LibreOffice_project/bbb074479178df812d175f709636b368952c2ce3</meta:generator>
    <meta:print-date>2012-01-01T18:21:47.65</meta:print-date>
    <meta:document-statistic meta:object-count="127"/>
  </office:meta>
</office:document-meta>
</file>